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27cb1b" officeooo:paragraph-rsid="0027cb1b"/>
    </style:style>
    <style:style style:name="P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294d73" officeooo:paragraph-rsid="00294d73"/>
    </style:style>
    <style:style style:name="P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294d73" officeooo:paragraph-rsid="002ad07c"/>
    </style:style>
    <style:style style:name="P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2ad07c"/>
    </style:style>
    <style:style style:name="P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2d8d17"/>
    </style:style>
    <style:style style:name="P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2da839"/>
    </style:style>
    <style:style style:name="P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2ff48b"/>
    </style:style>
    <style:style style:name="P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3247b7"/>
    </style:style>
    <style:style style:name="P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3729cd"/>
    </style:style>
    <style:style style:name="P1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30d209"/>
    </style:style>
    <style:style style:name="P1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2ad07c" officeooo:paragraph-rsid="002ad07c"/>
    </style:style>
    <style:style style:name="P1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2ad07c" officeooo:paragraph-rsid="00486e6a"/>
    </style:style>
    <style:style style:name="P1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2bd768" officeooo:paragraph-rsid="002bd768"/>
    </style:style>
    <style:style style:name="P1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2bd768" officeooo:paragraph-rsid="002dfbbb"/>
    </style:style>
    <style:style style:name="P1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2dfbbb" officeooo:paragraph-rsid="002dfbbb"/>
    </style:style>
    <style:style style:name="P1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2e90ea" officeooo:paragraph-rsid="002e90ea"/>
    </style:style>
    <style:style style:name="P1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2e90ea" officeooo:paragraph-rsid="002ff48b"/>
    </style:style>
    <style:style style:name="P1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solid" style:text-underline-width="auto" style:text-underline-color="font-color" officeooo:rsid="0027cb1b" officeooo:paragraph-rsid="0027cb1b"/>
    </style:style>
    <style:style style:name="P1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solid" style:text-underline-width="auto" style:text-underline-color="font-color" officeooo:rsid="00410e48" officeooo:paragraph-rsid="00410e48"/>
    </style:style>
    <style:style style:name="P2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solid" style:text-underline-width="auto" style:text-underline-color="font-color" officeooo:rsid="00486e6a" officeooo:paragraph-rsid="00486e6a"/>
    </style:style>
    <style:style style:name="P2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2ff48b" officeooo:paragraph-rsid="002ff48b"/>
    </style:style>
    <style:style style:name="P2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30d209" officeooo:paragraph-rsid="0030d209"/>
    </style:style>
    <style:style style:name="P2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30d209" officeooo:paragraph-rsid="004b53e2"/>
    </style:style>
    <style:style style:name="P2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3247b7" officeooo:paragraph-rsid="003247b7"/>
    </style:style>
    <style:style style:name="P2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34108e" officeooo:paragraph-rsid="0034108e"/>
    </style:style>
    <style:style style:name="P2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3729cd" officeooo:paragraph-rsid="003729cd"/>
    </style:style>
    <style:style style:name="P2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2da839" officeooo:paragraph-rsid="002dfbbb"/>
    </style:style>
    <style:style style:name="P28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fo:font-weight="normal" officeooo:paragraph-rsid="0030d209" style:font-weight-asian="normal" style:font-weight-complex="normal"/>
    </style:style>
    <style:style style:name="P2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383f38" officeooo:paragraph-rsid="00383f38"/>
    </style:style>
    <style:style style:name="P3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39d35e" officeooo:paragraph-rsid="0039d35e"/>
    </style:style>
    <style:style style:name="P3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3ea8bb" officeooo:paragraph-rsid="003ea8bb"/>
    </style:style>
    <style:style style:name="P3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3f950c" officeooo:paragraph-rsid="003f950c"/>
    </style:style>
    <style:style style:name="P3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404c51" officeooo:paragraph-rsid="00404c51"/>
    </style:style>
    <style:style style:name="P34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officeooo:rsid="0040612f" officeooo:paragraph-rsid="0040612f"/>
    </style:style>
    <style:style style:name="P3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410e48" officeooo:paragraph-rsid="00410e48"/>
    </style:style>
    <style:style style:name="P3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4a3d84" officeooo:paragraph-rsid="004a3d84"/>
    </style:style>
    <style:style style:name="P3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4b53e2" officeooo:paragraph-rsid="004b53e2"/>
    </style:style>
    <style:style style:name="P3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45284b" officeooo:paragraph-rsid="0045284b"/>
    </style:style>
    <style:style style:name="P3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45284b" officeooo:paragraph-rsid="0047521a"/>
    </style:style>
    <style:style style:name="P4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45284b" officeooo:paragraph-rsid="00482334"/>
    </style:style>
    <style:style style:name="P4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29f121" officeooo:paragraph-rsid="0029f121"/>
    </style:style>
    <style:style style:name="P4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47521a" officeooo:paragraph-rsid="0047521a"/>
    </style:style>
    <style:style style:name="P4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solid" style:text-underline-width="auto" style:text-underline-color="font-color" officeooo:rsid="004d4ab5" officeooo:paragraph-rsid="004d4ab5"/>
    </style:style>
    <style:style style:name="P44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text-underline-style="solid" style:text-underline-width="auto" style:text-underline-color="font-color" officeooo:rsid="004d4ab5" officeooo:paragraph-rsid="004d4ab5"/>
    </style:style>
    <style:style style:name="P45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officeooo:rsid="00486e6a" officeooo:paragraph-rsid="00486e6a"/>
    </style:style>
    <style:style style:name="P4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45284b" officeooo:paragraph-rsid="004d4ab5"/>
    </style:style>
    <style:style style:name="T1" style:family="text">
      <style:text-properties officeooo:rsid="00294d73"/>
    </style:style>
    <style:style style:name="T2" style:family="text">
      <style:text-properties officeooo:rsid="0029f121"/>
    </style:style>
    <style:style style:name="T3" style:family="text">
      <style:text-properties officeooo:rsid="002ad07c"/>
    </style:style>
    <style:style style:name="T4" style:family="text">
      <style:text-properties officeooo:rsid="002bd768"/>
    </style:style>
    <style:style style:name="T5" style:family="text">
      <style:text-properties officeooo:rsid="002bd768" fo:background-color="#ffff00" loext:char-shading-value="0"/>
    </style:style>
    <style:style style:name="T6" style:family="text">
      <style:text-properties officeooo:rsid="002d8d17"/>
    </style:style>
    <style:style style:name="T7" style:family="text">
      <style:text-properties officeooo:rsid="002da839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2da839"/>
    </style:style>
    <style:style style:name="T10" style:family="text">
      <style:text-properties style:text-underline-style="solid" style:text-underline-width="auto" style:text-underline-color="font-color" officeooo:rsid="0034108e"/>
    </style:style>
    <style:style style:name="T11" style:family="text">
      <style:text-properties style:text-underline-style="solid" style:text-underline-width="auto" style:text-underline-color="font-color" officeooo:rsid="002d8d17"/>
    </style:style>
    <style:style style:name="T12" style:family="text">
      <style:text-properties style:text-underline-style="solid" style:text-underline-width="auto" style:text-underline-color="font-color" officeooo:rsid="002e90ea"/>
    </style:style>
    <style:style style:name="T13" style:family="text">
      <style:text-properties style:text-underline-style="solid" style:text-underline-width="auto" style:text-underline-color="font-color" officeooo:rsid="0031c4dd"/>
    </style:style>
    <style:style style:name="T14" style:family="text">
      <style:text-properties style:text-underline-style="solid" style:text-underline-width="auto" style:text-underline-color="font-color" officeooo:rsid="003729cd"/>
    </style:style>
    <style:style style:name="T15" style:family="text">
      <style:text-properties style:text-underline-style="solid" style:text-underline-width="auto" style:text-underline-color="font-color" officeooo:rsid="003ea8bb"/>
    </style:style>
    <style:style style:name="T16" style:family="text">
      <style:text-properties style:text-underline-style="solid" style:text-underline-width="auto" style:text-underline-color="font-color" officeooo:rsid="00410e48"/>
    </style:style>
    <style:style style:name="T17" style:family="text">
      <style:text-properties style:text-underline-style="solid" style:text-underline-width="auto" style:text-underline-color="font-color" officeooo:rsid="0041aa4e"/>
    </style:style>
    <style:style style:name="T18" style:family="text">
      <style:text-properties style:text-underline-style="solid" style:text-underline-width="auto" style:text-underline-color="font-color" officeooo:rsid="004563e2"/>
    </style:style>
    <style:style style:name="T19" style:family="text">
      <style:text-properties style:text-underline-style="solid" style:text-underline-width="auto" style:text-underline-color="font-color" officeooo:rsid="004d4ab5"/>
    </style:style>
    <style:style style:name="T20" style:family="text">
      <style:text-properties style:text-underline-style="solid" style:text-underline-width="auto" style:text-underline-color="font-color" officeooo:rsid="0047521a"/>
    </style:style>
    <style:style style:name="T21" style:family="text">
      <style:text-properties officeooo:rsid="002dfbbb"/>
    </style:style>
    <style:style style:name="T22" style:family="text">
      <style:text-properties officeooo:rsid="002e90ea"/>
    </style:style>
    <style:style style:name="T23" style:family="text">
      <style:text-properties officeooo:rsid="002ff48b"/>
    </style:style>
    <style:style style:name="T24" style:family="text">
      <style:text-properties fo:font-weight="normal" officeooo:rsid="00435ae1" style:font-weight-asian="normal" style:font-weight-complex="normal"/>
    </style:style>
    <style:style style:name="T25" style:family="text">
      <style:text-properties officeooo:rsid="0031c4dd"/>
    </style:style>
    <style:style style:name="T26" style:family="text">
      <style:text-properties officeooo:rsid="003247b7"/>
    </style:style>
    <style:style style:name="T27" style:family="text">
      <style:text-properties officeooo:rsid="0034108e"/>
    </style:style>
    <style:style style:name="T2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9" style:family="text">
      <style:text-properties fo:font-style="normal" style:text-underline-style="solid" style:text-underline-width="auto" style:text-underline-color="font-color" officeooo:rsid="002ad07c" style:font-style-asian="normal" style:font-style-complex="normal"/>
    </style:style>
    <style:style style:name="T30" style:family="text">
      <style:text-properties officeooo:rsid="003b453b"/>
    </style:style>
    <style:style style:name="T31" style:family="text">
      <style:text-properties officeooo:rsid="003d40b9"/>
    </style:style>
    <style:style style:name="T32" style:family="text">
      <style:text-properties officeooo:rsid="003ea8bb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officeooo:rsid="00410e48"/>
    </style:style>
    <style:style style:name="T35" style:family="text">
      <style:text-properties style:text-underline-style="none" officeooo:rsid="004a3d84"/>
    </style:style>
    <style:style style:name="T36" style:family="text">
      <style:text-properties style:text-underline-style="none" officeooo:rsid="004b53e2"/>
    </style:style>
    <style:style style:name="T37" style:family="text">
      <style:text-properties style:text-underline-style="none" officeooo:rsid="004d4ab5"/>
    </style:style>
    <style:style style:name="T38" style:family="text">
      <style:text-properties officeooo:rsid="00404c51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43ec4b"/>
    </style:style>
    <style:style style:name="T41" style:family="text">
      <style:text-properties officeooo:rsid="004563e2"/>
    </style:style>
    <style:style style:name="T42" style:family="text">
      <style:text-properties officeooo:rsid="0047521a"/>
    </style:style>
    <style:style style:name="T43" style:family="text">
      <style:text-properties officeooo:rsid="00476e1b"/>
    </style:style>
    <style:style style:name="T44" style:family="text">
      <style:text-properties officeooo:rsid="00482334"/>
    </style:style>
    <style:style style:name="T45" style:family="text">
      <style:text-properties officeooo:rsid="00486e6a"/>
    </style:style>
    <style:style style:name="T46" style:family="text">
      <style:text-properties officeooo:rsid="004d4a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Lógica de programação em Ruby</text:p>
      <text:p text:style-name="P1"><text:span text:style-name="T8">Algoritmo X Linguagem de Programação</text:span>: algoritmo é uma sequência de ações que pode ser traduzida em uma linguagem de programação</text:p>
      <text:p text:style-name="P2"><text:span text:style-name="T8">Baixo X alto nível</text:span> – linguagens mais próximas do binário (0, 1) são baixo nível e mais legíveis são alto nível</text:p>
      <text:p text:style-name="P44">Blocos<text:span text:style-name="T33"> – todo o código presente entre o </text:span>do<text:span text:style-name="T33"> e o </text:span>end<text:span text:style-name="T33"> é chamado de bloco</text:span></text:p>
      <text:p text:style-name="P41"><text:span text:style-name="T8">Comentários</text:span> - # ou ctrl + /</text:p>
      <text:p text:style-name="P42">Identação – podemos usar TAB para avançar e ctrl + [ para voltar</text:p>
      <text:p text:style-name="P2"><text:span text:style-name="T28">Parenteses</text:span> – são opcionais em ruby na maioria das vezes</text:p>
      <text:p text:style-name="P2"><text:span text:style-name="T8">Variáveis</text:span> – <text:span text:style-name="T2">seu tipo é flexível. Seu nome não pode ter espaços, não podem começar com números, nem ter caracteres especiais ou acentos. Todas letras devem ser minúsculas, </text:span><text:span text:style-name="T3">substituir espaços por _ (snake_case). Não usar abreviações.</text:span></text:p>
      <text:p text:style-name="P3"><text:tab/><text:span text:style-name="T29">String</text:span><text:span text:style-name="T3"> – pode usar aspas simples ou duplas</text:span></text:p>
      <text:p text:style-name="P11"><text:tab/><text:tab/>uma_string = “Qualquer texto”</text:p>
      <text:p text:style-name="P11"><text:tab/><text:tab/>outra_string = ‘Um texto qualquer’</text:p>
      <text:p text:style-name="P5"><text:span text:style-name="T1"><text:tab/><text:tab/></text:span><text:span text:style-name="T3">puts (‘Combinando’ + ‘Strings’) → concatena as duas strings → CombinandoStrings</text:span></text:p>
      <text:p text:style-name="P5"><text:span text:style-name="T1"><text:tab/></text:span><text:span text:style-name="T11">Número</text:span><text:span text:style-name="T6"> – 2 tipos principais:</text:span></text:p>
      <text:p text:style-name="P5"><text:span text:style-name="T1"><text:tab/><text:tab/></text:span><text:span text:style-name="T6">integer – inteiros negativos e positivos (1, -45, 0)</text:span></text:p>
      <text:p text:style-name="P5"><text:span text:style-name="T1"><text:tab/><text:tab/></text:span><text:span text:style-name="T6">float - </text:span><text:span text:style-name="T1"><text:tab/></text:span><text:span text:style-name="T6">decimais negativos e positivos (-2.3, 5.790, 3.5)</text:span></text:p>
      <text:p text:style-name="P6"><text:span text:style-name="T6"><text:tab/><text:tab/>operadores nativos - +, -, /, *, </text:span><text:span text:style-name="T22">&lt;, &gt;, ==, !=</text:span><text:span text:style-name="T6">. </text:span><text:span text:style-name="T7">Também temos +=, -=, *= e /= que funcionam assim:</text:span></text:p>
      <text:p text:style-name="P6"><text:span text:style-name="T6"><text:tab/><text:tab/><text:tab/></text:span><text:span text:style-name="T7">numero = numero + 10 é o mesmo que numero += 10</text:span><text:span text:style-name="T6"> </text:span></text:p>
      <text:p text:style-name="P5"><text:tab/><text:span text:style-name="T12">Booleanos</text:span><text:span text:style-name="T22"> – true (0) ou false (1). Para ruby tudo que não for nil ou false é true</text:span></text:p>
      <text:p text:style-name="P5"><text:tab/><text:span text:style-name="T13">Symbol</text:span><text:span text:style-name="T25"> – são semelhantes às strings, mas ao invés de aspas usamos :, ex: :caneca. </text:span><text:span text:style-name="T26">A diferença entre eles é que no caso da string cada vez que ela é criada ela é armazenada em um espaço de memória diferente, mesmo que seja a mesma string. Já o symbol é armazenado em um local que é reaproveitado. </text:span><text:span text:style-name="T27">São usados quando precisamos de identificadores → </text:span>Em Ruby, quando é feita uma comparação entre strings, ele precisa verificar cada caractere para saber se há igualdade. Já no caso de symbols, basta fazer uma comparação entre números inteiros (object_id), o que é muito mais rápido e eficiente. <text:span text:style-name="T27">Ou seja → </text:span><text:span text:style-name="T10">melhor perfo</text:span><text:span text:style-name="T17">r</text:span><text:span text:style-name="T10">mance em comparações</text:span><text:span text:style-name="T27">.</text:span></text:p>
      <text:p text:style-name="P8"><text:soft-page-break/><text:tab/>"caneca".object_id() =&gt; 70127370789760 </text:p>
      <text:p text:style-name="P8"><text:tab/>"caneca".object_id() =&gt; 70127366966200</text:p>
      <text:p text:style-name="P8"><text:tab/>:caneca.object_id() =&gt; 1524188 </text:p>
      <text:p text:style-name="P8"><text:tab/>:caneca.object_id() =&gt; 1524188</text:p>
      <text:p text:style-name="P25"><text:tab/><text:span text:style-name="T8">Hashes</text:span> – conjunto de pares com uma chave e um valor, funciona como um <text:span text:style-name="T8">dicionário</text:span>. Para criar usamos {} e declaramos os pares de chave separados por :, para acessar seus dados usamos []. Caso a chave não exista retorna nil. <text:span text:style-name="T8">É muito frequente usar symbols com as chaves do hash para tirar proveito da melhor perfo</text:span><text:span text:style-name="T17">r</text:span><text:span text:style-name="T8">mance de comparação dos symbols</text:span></text:p>
      <text:p text:style-name="P25"><text:tab/>ex: aluno = { nome: 'João', nota: 7, disciplina: 'Ciências' }</text:p>
      <text:p text:style-name="P25"><text:tab/>puts aluno[:nome]<text:tab/><text:tab/># João</text:p>
      <text:p text:style-name="P25"><text:tab/>aluno[:nome] = 'Maria'<text:tab/>#Substitui João por Maria</text:p>
      <text:p text:style-name="P11"/>
      <text:p text:style-name="P11"><text:tab/><text:span text:style-name="T40">ex2: puts 'Digite o nome da receita: '</text:span></text:p>
      <text:p text:style-name="P11"><text:s text:c="8"/><text:tab/>nome = gets.chomp()</text:p>
      <text:p text:style-name="P11"><text:s text:c="8"/><text:tab/>puts 'Digite o tipo da receita: '</text:p>
      <text:p text:style-name="P11"><text:s text:c="8"/><text:tab/>tipo = gets.chomp()</text:p>
      <text:p text:style-name="P11"><text:tab/>receitas &lt;&lt; {nome: nome, tipo: tipo}<text:tab/><text:tab/><text:span text:style-name="T40">#a chave nome recebe a variável nome, a chave tipo recebe a variável tipo</text:span></text:p>
      <text:p text:style-name="P11"/>
      <text:p text:style-name="P11"><text:tab/><text:span text:style-name="T45">ex3: outro tipo de hash</text:span></text:p>
      <text:p text:style-name="P11"><text:tab/>alunos = [{ nome: 'Alberto', nota: 7, disciplina: 'Artes' }, { nome: 'Ingrid', nota: 10, disciplina: 'Biologia' }]</text:p>
      <text:p text:style-name="P12"><text:tab/>alunos[0][:nome]<text:tab/># <text:span text:style-name="T45">Faz referência a p</text:span>osição 0 do Array chave nome do Hash</text:p>
      <text:p text:style-name="P12"/>
      <text:p text:style-name="P11"><text:span text:style-name="T8">Métodos</text:span> – procedimentos que executam determinadas ações no elemento</text:p>
      <text:p text:style-name="P15"><text:span text:style-name="T8">Métodos string</text:span>: </text:p>
      <text:p text:style-name="P11"><text:tab/>length<text:span text:style-name="T30">()</text:span> – mostra o número de caracteres da string → puts ('Campus code'.length())</text:p>
      <text:p text:style-name="P11"><text:tab/><text:tab/><text:span text:style-name="T4">ex: puts ('Meu nome tem ' + nome.length.</text:span><text:span text:style-name="T5">to_s()</text:span><text:span text:style-name="T4"> + ' caracteres.') → precisamos converter to string pois quando a frase é impressa espera-se uma string</text:span></text:p>
      <text:p text:style-name="P11"><text:soft-page-break/><text:tab/>upcase<text:span text:style-name="T30">()</text:span> – coloca o texto todo em maiúsculas → puts ('Campus code'.upcase())</text:p>
      <text:p text:style-name="P11"><text:tab/>downcase<text:span text:style-name="T30">()</text:span> – coloca o texto todo em minúsculas → puts ('Campus code'.downcase())</text:p>
      <text:p text:style-name="P11"><text:tab/><text:span text:style-name="T7">chomp</text:span><text:span text:style-name="T30">()</text:span><text:span text:style-name="T7"> – retira o enter do final da string</text:span></text:p>
      <text:p text:style-name="P15"><text:span text:style-name="T8">Métodos números</text:span>:</text:p>
      <text:p text:style-name="P27"><text:tab/>to_i() ou to_f() - converte para inteiro ou float, é útil quando lemos um número através do get, pois por padrão o get entende como string</text:p>
      <text:p text:style-name="P4"><text:span text:style-name="T3"><text:tab/><text:tab/></text:span><text:span text:style-name="T7">ex: </text:span>numero = gets.to_i()</text:p>
      <text:p text:style-name="P14"><text:tab/><text:span text:style-name="T21">10.positive?() - informa se é positivo ou negativo</text:span></text:p>
      <text:p text:style-name="P15"><text:tab/>-1.negative?() - idem anterior</text:p>
      <text:p text:style-name="P14"><text:tab/><text:span text:style-name="T21">1.odd? - informa se é ímpar</text:span></text:p>
      <text:p text:style-name="P26"><text:tab/>4.even? - <text:span text:style-name="T21">informa se é par</text:span></text:p>
      <text:p text:style-name="P22"><text:span text:style-name="T8">Métodos arrays</text:span>:</text:p>
      <text:p text:style-name="P22"><text:tab/>alunos.first() - joga na tela o primeiro valor do array</text:p>
      <text:p text:style-name="P22"><text:tab/>alunos.last() - joga na tela o último valor do array</text:p>
      <text:p text:style-name="P22"><text:tab/>alunos.length() - <text:s/>joga na tela o length do array</text:p>
      <text:p text:style-name="P23"><text:tab/><text:span text:style-name="T36">if r.empty? - pergunta se o array está vazio, caso true executa o if</text:span></text:p>
      <text:p text:style-name="P24"><text:span text:style-name="T8">Métodos symbols</text:span>:</text:p>
      <text:p text:style-name="P24"><text:tab/>:caneca.object_id() - traz o número identificador do objeto</text:p>
      <text:p text:style-name="P38"><text:span text:style-name="T8">Métodos definidos</text:span>: nós podemos também criar nossos próprios métodos. <text:span text:style-name="T41">Importante: como o ruby executa linha a linha </text:span><text:span text:style-name="T46">é </text:span><text:span text:style-name="T41">preciso </text:span><text:span text:style-name="T18">definir o método antes de usá-lo e quando quiser usá-lo </text:span><text:span text:style-name="T19">deve</text:span><text:span text:style-name="T18"> cham</text:span><text:span text:style-name="T19">á-lo</text:span></text:p>
      <text:p text:style-name="P38"><text:tab/>def bem_vindo()<text:tab/><text:span text:style-name="T46">#os parênteses são opcionais</text:span></text:p>
      <text:p text:style-name="P38"><text:s text:c="4"/><text:tab/><text:tab/>puts 'Bem-vindo ao cookbook, sua rede social de receitas'</text:p>
      <text:p text:style-name="P38"><text:tab/>end</text:p>
      <text:p text:style-name="P38"/>
      <text:p text:style-name="P38"><text:tab/>bem_vindo()</text:p>
      <text:p text:style-name="P38"><text:tab/></text:p>
      <text:p text:style-name="P46"><text:soft-page-break/><text:span text:style-name="T19">Métodos com parâmetro e retorno</text:span><text:span text:style-name="T37"> - t</text:span><text:span text:style-name="T42">ambém podemos usar o retorno do método para guardar em uma variável, então chamamos o método atribuindo ele a uma variável e ele vai jogar o retorno dentro da variável após a execução. OBS: </text:span><text:span text:style-name="T19">em ruby </text:span><text:span text:style-name="T20">o método sempre retorna algo</text:span><text:span text:style-name="T42">, </text:span><text:span text:style-name="T46">nem que seja nil (nulo), </text:span><text:span text:style-name="T42">então se ao invés de “</text:span>return gets.to_i()<text:span text:style-name="T42">” colocasse “</text:span>gets.to_i()<text:span text:style-name="T42">” também funcionaria, </text:span><text:span text:style-name="T46">ou seja, não precisamos usar return</text:span></text:p>
      <text:p text:style-name="P42"><text:tab/> def menu()</text:p>
      <text:p text:style-name="P39"><text:tab/><text:tab/>puts '[1] Cadastrar uma receita'</text:p>
      <text:p text:style-name="P39"><text:tab/> <text:s text:c="3"/><text:tab/>puts '[2] Ver todas as receitas'</text:p>
      <text:p text:style-name="P39"><text:tab/> <text:s text:c="3"/><text:tab/>puts '[3] Sair'</text:p>
      <text:p text:style-name="P39"><text:tab/> <text:s text:c="3"/><text:tab/>print 'Escolha uma opção: '</text:p>
      <text:p text:style-name="P39"><text:tab/> <text:s text:c="3"/><text:tab/>return gets.to_i()</text:p>
      <text:p text:style-name="P39"><text:tab/>end</text:p>
      <text:p text:style-name="P39"/>
      <text:p text:style-name="P39"><text:tab/>opcao = menu()</text:p>
      <text:p text:style-name="P39"><text:tab/></text:p>
      <text:p text:style-name="P39"><text:tab/><text:span text:style-name="T43">Outra questão sobre métodos é que suas variáveis só existem dentro deles, ou seja, são variáveis locais, </text:span><text:span text:style-name="T44">então eu poderia retornar também um hash:</text:span></text:p>
      <text:p text:style-name="P39"/>
      <text:p text:style-name="P39"><text:tab/>def inserir_receita()</text:p>
      <text:p text:style-name="P39"><text:tab/> <text:s text:c="3"/><text:tab/>puts 'Digite o nome da receita: '</text:p>
      <text:p text:style-name="P39"><text:tab/> <text:s text:c="3"/><text:tab/>nome = gets.chomp()</text:p>
      <text:p text:style-name="P39"><text:tab/> <text:s text:c="3"/><text:tab/>puts 'Digite o tipo da receita: '</text:p>
      <text:p text:style-name="P39"><text:tab/> <text:s text:c="3"/><text:tab/>tipo = gets.chomp()</text:p>
      <text:p text:style-name="P39"><text:tab/><text:tab/>return {nome: nome, tipo: tipo}</text:p>
      <text:p text:style-name="P39"><text:tab/>end</text:p>
      <text:p text:style-name="P39"><text:tab/></text:p>
      <text:p text:style-name="P39"><text:tab/><text:span text:style-name="T44">receitas &lt;&lt; inserir_receita()</text:span></text:p>
      <text:p text:style-name="P39"><text:tab/></text:p>
      <text:p text:style-name="P39"><text:soft-page-break/><text:tab/><text:span text:style-name="T44">As vezes precisamos enviar variáveis para dentro do método, para isso ao chamar o método passamos dentro dele a variável que vamos mandar para ele, neste caso vamos mandar o array receitas, chegando lá, ele renomeia essa variável como r, e executa normalmente. </text:span><text:span text:style-name="T45">OBS</text:span><text:span text:style-name="T44">: </text:span><text:span text:style-name="T45">usamos r só </text:span></text:p>
      <text:p text:style-name="P45">como exemplo, é uma má prática chamar a variável somente de r</text:p>
      <text:p text:style-name="P39"><text:tab/>def imprimir_receitas(r)</text:p>
      <text:p text:style-name="P39"><text:s text:c="4"/><text:tab/><text:tab/>puts <text:s/>'======== Receitas cadastradas ========'</text:p>
      <text:p text:style-name="P39"><text:s text:c="4"/><text:tab/><text:tab/>r.each do |receita|</text:p>
      <text:p text:style-name="P39"><text:s text:c="8"/><text:tab/><text:tab/><text:tab/>puts "#{receita[:nome]} - #{receita[:tipo]}"</text:p>
      <text:p text:style-name="P39"><text:s text:c="4"/><text:tab/><text:tab/>end</text:p>
      <text:p text:style-name="P39"><text:s text:c="4"/><text:tab/>puts</text:p>
      <text:p text:style-name="P39"><text:tab/>end</text:p>
      <text:p text:style-name="P39"/>
      <text:p text:style-name="P40"><text:tab/></text:p>
      <text:p text:style-name="P40"><text:tab/>imprimir_receitas(receitas)</text:p>
      <text:p text:style-name="P39"/>
      <text:p text:style-name="P13"><text:span text:style-name="T8">Interpolação</text:span> – podemos inserir código ruby no meio da string por interpolação #{seu_código}, <text:span text:style-name="T30">isso é mais utilizado do que concatenar textos com “+”</text:span></text:p>
      <text:p text:style-name="P13"><text:tab/>ex: puts ("Meu nome tem #{nome.length().to_s()} caracteres") → convenção usarmos aspas duplas somente quando temos interpolação</text:p>
      <text:p text:style-name="P16"><text:span text:style-name="T8">Operadores e e ou</text:span> - &amp;&amp; (um E outro), || (um OU outro). Importante: funcionam como um “curto circuito”, ou seja, em uma expressão com &amp;&amp;, se a primeira avaliação for falsa ele não avalia a segunda e já retorna falso. No caso de uma expressão com || a segunda só será avaliada se a primeira for falsa.</text:p>
      <text:p text:style-name="P21"><text:span text:style-name="T8">Arrays</text:span> – são listas ordenadas de elementos, são declaradas com [], a primeira posição é sempre 0. O nome do array deve ser no plural.</text:p>
      <text:p text:style-name="P21"><text:tab/>ex: alunos: [‘André’, ‘Pedro’, ‘Carolina’]</text:p>
      <text:p text:style-name="P16"><text:tab/><text:span text:style-name="T23">para recuperar os valores podemos fazer:</text:span></text:p>
      <text:p text:style-name="P16"><text:tab/><text:span text:style-name="T23">alunos [0]<text:tab/><text:tab/><text:tab/># ele joga na tela ‘André’</text:span></text:p>
      <text:p text:style-name="P16"><text:tab/><text:span text:style-name="T38">puts alunos<text:tab/><text:tab/><text:tab/>#imprime na tela todos os valores de alunos, como se fosse um for</text:span></text:p>
      <text:p text:style-name="P17"><text:soft-page-break/><text:tab/>- <text:span text:style-name="T23">Importante: em ruby podemos declarar vários tipos de valores dentro de um mesmo array</text:span></text:p>
      <text:p text:style-name="P7"><text:span text:style-name="T22"><text:tab/><text:tab/></text:span>alunos = ['André', 1, true]</text:p>
      <text:p text:style-name="P7"><text:tab/>- <text:span text:style-name="T23">Podemos também adicionar ou remover itens do array</text:span></text:p>
      <text:p text:style-name="P7"><text:tab/><text:tab/><text:span text:style-name="T23">alunos &lt;&lt; ‘Laura’ <text:tab/>#adiciona Laura na última posição do array alunos</text:span></text:p>
      <text:p text:style-name="P7"><text:tab/><text:tab/><text:span text:style-name="T23">alunos.pop()<text:tab/><text:tab/>#remove o último valor do array</text:span></text:p>
      <text:p text:style-name="P7"><text:tab/><text:tab/><text:span text:style-name="T30">alunos.delete(3)<text:tab/>#deleta </text:span><text:span text:style-name="T31">todos os</text:span><text:span text:style-name="T30"> número</text:span><text:span text:style-name="T31">s</text:span><text:span text:style-name="T30"> 3 de dentro do arr</text:span><text:span text:style-name="T31">a</text:span><text:span text:style-name="T30">y, </text:span><text:span text:style-name="T31">independente da posição</text:span></text:p>
      <text:p text:style-name="P7"><text:tab/>- <text:span text:style-name="T23">Também é possível substituir o valor de uma das posições do array</text:span></text:p>
      <text:p text:style-name="P7"><text:tab/><text:tab/>alunos = ['André', 'Pedro', 'Carolina']</text:p>
      <text:p text:style-name="P21"><text:tab/><text:tab/>alunos[1] = ‘Joaquim’</text:p>
      <text:p text:style-name="P10"><text:span text:style-name="T39"><text:tab/><text:tab/></text:span><text:span text:style-name="T24">ges</text:span></text:p>
      <text:p text:style-name="P28"/>
      <text:p text:style-name="P18">Comandos Ruby</text:p>
      <text:p text:style-name="P2"><text:span text:style-name="T8">gets</text:span> – recebe dados do usuário, <text:span text:style-name="T9">por padrão entende como string</text:span>. <text:span text:style-name="T6">Notar que o gets guarda todo o texto digitado, inclusive o enter, então ao imprimir, por exemplo, o length de uma palavra digitada, ele sempre adiciona +1. Para limpar a string desse caractere podemos usar o método chomp()</text:span></text:p>
      <text:p text:style-name="P2"><text:tab/><text:span text:style-name="T6">ex: puts (‘Qual o seu nome?’)</text:span></text:p>
      <text:p text:style-name="P2"><text:tab/><text:span text:style-name="T6">nome = gets().chomp()</text:span></text:p>
      <text:p text:style-name="P2"><text:span text:style-name="T8">irb</text:span> – interactive ruby, podemos usar no shell para testarmos comandos ruby</text:p>
      <text:p text:style-name="P29"><text:span text:style-name="T8">exit</text:span> – sai do irb</text:p>
      <text:p text:style-name="P1"><text:span text:style-name="T8">puts</text:span> – imprime texto na tela, <text:span text:style-name="T1">ex: puts ("ola"), puts “mundo", puts (‘hello’), puts 120.</text:span></text:p>
      <text:p text:style-name="P34">print – também imprime texto na tela, a diferença é que o puts pula linha e o print não</text:p>
      <text:p text:style-name="P30">ruby nome-do-arquivo.rb – para rodar o programa ruby abrimos o terminal, vamos na pasta onde ele <text:s/>se encontra e digitamos ruby + nome do arquivo <text:span text:style-name="T32">(Obs.: tem que ser fora do irb)</text:span></text:p>
      <text:p text:style-name="P1"/>
      <text:p text:style-name="P9"><text:span text:style-name="T14">Estruturas de </text:span><text:span text:style-name="T15">repetição</text:span></text:p>
      <text:p text:style-name="P31"><text:span text:style-name="T14">W</text:span><text:span text:style-name="T8">hile –</text:span><text:span text:style-name="T33"> enquanto algo esteja acontecendo faça. </text:span><text:span text:style-name="T34">Pode acontecer de o while criar um loop infinito, para resolver isso as vezes precisamos colocar o menu de opções dentro do while novamente.</text:span></text:p>
      <text:p text:style-name="P31">while (1 == 1) do</text:p>
      <text:p text:style-name="P31"><text:soft-page-break/><text:tab/>...</text:p>
      <text:p text:style-name="P31">end</text:p>
      <text:p text:style-name="P43">For<text:span text:style-name="T33"> – é usado quando a repetição é finita.</text:span></text:p>
      <text:p text:style-name="P32"><text:span text:style-name="T8">For </text:span><text:span text:style-name="T16">(menos comum)</text:span><text:span text:style-name="T33"> </text:span>– é possível executá-lo sem contadores, no exemplo “receita” é utilizado para percorrer todo o array receitas de n posições <text:span text:style-name="T38">(menos comum)</text:span></text:p>
      <text:p text:style-name="P32">for receita in receitas do </text:p>
      <text:p text:style-name="P32"><text:s text:c="8"/>puts receita</text:p>
      <text:p text:style-name="P32">end</text:p>
      <text:p text:style-name="P33"><text:span text:style-name="T8">For (mais comum)</text:span><text:span text:style-name="T33"> </text:span>– para o array receitas, em cada uma das posições chame de “receita” e imprima “receita”</text:p>
      <text:p text:style-name="P33">receitas.each do |receita|</text:p>
      <text:p text:style-name="P33"><text:s text:c="8"/>puts receita</text:p>
      <text:p text:style-name="P33">end</text:p>
      <text:p text:style-name="P19">if<text:span text:style-name="T33"> – em ruby temos if, elsif e else</text:span></text:p>
      <text:p text:style-name="P35">if (opcao == 1) </text:p>
      <text:p text:style-name="P35"><text:s text:c="8"/>… </text:p>
      <text:p text:style-name="P35">elsif (opcao == 2)</text:p>
      <text:p text:style-name="P35"><text:s text:c="8"/>…</text:p>
      <text:p text:style-name="P35">else</text:p>
      <text:p text:style-name="P35"><text:s text:c="8"/>…<text:tab/></text:p>
      <text:p text:style-name="P35">end</text:p>
      <text:p text:style-name="P35"/>
      <text:p text:style-name="P20">Boas práticas:<text:span text:style-name="T33"> </text:span><text:span text:style-name="T35">servem para tornar o código o melhor possível</text:span></text:p>
      <text:p text:style-name="P36">Definir constantes no início do código – desta forma, se precisar alterá-las só irá alterar 1 vez. Constantes são escritas em MAIÚSCULAS. Em ruby podemos alterar o valor de constantes ao longo do código.</text:p>
      <text:p text:style-name="P37">Não deixar sem resposta – no caso do exemplo, caso não tenhamos nenhuma receita cadastrada podemos pedir para ele imprimir que nenhum receita está cadastrada:</text:p>
      <text:p text:style-name="P37"><text:s text:c="4"/>if r.empty?</text:p>
      <text:p text:style-name="P37"><text:soft-page-break/><text:s text:c="8"/>puts 'Nenhuma receita cadastrada'</text:p>
      <text:p text:style-name="P37"><text:s text:c="4"/>end</text:p>
      <text:p text:style-name="P37">Usar loop infinito: ao invés do while podemos utilizar um loop infinito onde um dos elsifs é um break que sai do loop</text:p>
      <text:p text:style-name="P37">loop do</text:p>
      <text:p text:style-name="P37"><text:s text:c="4"/>if (opcao == INSERIR_RECEITA) </text:p>
      <text:p text:style-name="P37"><text:s text:c="8"/>receitas &lt;&lt; inserir_receita()</text:p>
      <text:p text:style-name="P37"><text:s text:c="4"/>elsif (opcao == VISUALIZAR_RECEITAS)</text:p>
      <text:p text:style-name="P37"><text:s text:c="8"/>imprimir_receitas(receitas) <text:s text:c="7"/></text:p>
      <text:p text:style-name="P37"><text:s text:c="4"/>elsif (opcao == SAIR)</text:p>
      <text:p text:style-name="P37"><text:s text:c="8"/>break</text:p>
      <text:p text:style-name="P37"><text:s text:c="4"/>..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2T20:43:31.710821389</meta:creation-date>
    <meta:generator>LibreOffice/6.4.7.2$Linux_X86_64 LibreOffice_project/40$Build-2</meta:generator>
    <dc:date>2022-03-19T15:22:06.255930393</dc:date>
    <meta:editing-duration>PT5H22M43S</meta:editing-duration>
    <meta:editing-cycles>9</meta:editing-cycles>
    <meta:document-statistic meta:table-count="0" meta:image-count="0" meta:object-count="0" meta:page-count="8" meta:paragraph-count="158" meta:word-count="1581" meta:character-count="9740" meta:non-whitespace-character-count="7941"/>
  </office:meta>
</office:document-meta>
</file>